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4BC000004BC193E5271.png" manifest:media-type="image/png"/>
  <manifest:file-entry manifest:full-path="Pictures/10000201000004BC000004BCECFF5A0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ff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ff0000" draw:fill="none" draw:fill-color="#ffffff" fo:min-height="0.25cm"/>
    </style:style>
    <style:style style:name="gr3" style:family="graphic" style:parent-style-name="objectwithoutfill">
      <style:graphic-properties svg:stroke-color="#ff0000" draw:marker-end="Symmetric_20_Arrow" draw:marker-end-width="0.3cm" draw:fill="none" draw:textarea-vertical-align="middle"/>
    </style:style>
    <style:style style:name="gr4" style:family="graphic" style:parent-style-name="standard">
      <style:graphic-properties draw:stroke="none" svg:stroke-color="#ff0000" draw:fill="none" draw:fill-color="#ffffff" fo:min-height="0.825cm"/>
    </style:style>
    <style:style style:name="gr5" style:family="graphic" style:parent-style-name="standard">
      <style:graphic-properties svg:stroke-width="0.05cm" svg:stroke-color="#cccc00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  <style:text-properties fo:color="#ff0000"/>
    </style:style>
    <style:style style:name="P2" style:family="paragraph">
      <style:text-properties fo:color="#ff0000"/>
    </style:style>
    <style:style style:name="P3" style:family="paragraph">
      <style:text-properties fo:color="#ff0000"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8.999cm" svg:x="0.953cm" svg:y="4.711cm">
          <draw:image xlink:href="Pictures/10000201000004BC000004BCECFF5A02.png" xlink:type="simple" xlink:show="embed" xlink:actuate="onLoad">
            <text:p/>
          </draw:image>
        </draw:frame>
        <draw:frame draw:style-name="gr1" draw:text-style-name="P1" draw:layer="layout" svg:width="18.999cm" svg:height="18.999cm" svg:x="1cm" svg:y="4.7cm">
          <draw:image xlink:href="Pictures/10000201000004BC000004BC193E5271.png" xlink:type="simple" xlink:show="embed" xlink:actuate="onLoad">
            <text:p/>
          </draw:image>
        </draw:frame>
        <draw:frame draw:style-name="gr2" draw:text-style-name="P3" draw:layer="layout" svg:width="4.1cm" svg:height="0.763cm" svg:x="13.1cm" svg:y="15.6cm">
          <draw:text-box>
            <text:p text:style-name="P2"><text:span text:style-name="T1">Ralstonia</text:span></text:p>
          </draw:text-box>
        </draw:frame>
        <draw:line draw:style-name="gr3" draw:text-style-name="P1" draw:layer="layout" svg:x1="15.2cm" svg:y1="15.6cm" svg:x2="15.4cm" svg:y2="14.2cm">
          <text:p/>
        </draw:line>
        <draw:line draw:style-name="gr3" draw:text-style-name="P1" draw:layer="layout" svg:x1="13cm" svg:y1="19.6cm" svg:x2="14cm" svg:y2="17.3cm">
          <text:p/>
        </draw:line>
        <draw:frame draw:style-name="gr2" draw:text-style-name="P3" draw:layer="layout" svg:width="4.1cm" svg:height="0.763cm" svg:x="9.6cm" svg:y="19cm">
          <draw:text-box>
            <text:p text:style-name="P2"><text:span text:style-name="T1">Cupriavidus</text:span></text:p>
          </draw:text-box>
        </draw:frame>
        <draw:frame draw:style-name="gr2" draw:text-style-name="P3" draw:layer="layout" svg:width="4.1cm" svg:height="0.763cm" svg:x="10.4cm" svg:y="19.7cm">
          <draw:text-box>
            <text:p text:style-name="P2"><text:span text:style-name="T1">Burkholderia</text:span></text:p>
          </draw:text-box>
        </draw:frame>
        <draw:line draw:style-name="gr3" draw:text-style-name="P1" draw:layer="layout" svg:x1="12.2cm" svg:y1="19.1cm" svg:x2="13.9cm" svg:y2="17cm">
          <text:p/>
        </draw:line>
        <draw:frame draw:style-name="gr2" draw:text-style-name="P3" draw:layer="layout" svg:width="4.1cm" svg:height="0.763cm" svg:x="13cm" svg:y="16.037cm">
          <draw:text-box>
            <text:p text:style-name="P2"><text:span text:style-name="T1">Burkholderia*</text:span></text:p>
          </draw:text-box>
        </draw:frame>
        <draw:line draw:style-name="gr3" draw:text-style-name="P1" draw:layer="layout" svg:x1="15.5cm" svg:y1="16.2cm" svg:x2="15.8cm" svg:y2="14.6cm">
          <text:p/>
        </draw:line>
        <draw:frame draw:style-name="gr2" draw:text-style-name="P3" draw:layer="layout" svg:width="4.1cm" svg:height="0.763cm" svg:x="6.3cm" svg:y="12.437cm">
          <draw:text-box>
            <text:p text:style-name="P2"><text:span text:style-name="T1">Agrobacterium</text:span></text:p>
          </draw:text-box>
        </draw:frame>
        <draw:line draw:style-name="gr3" draw:text-style-name="P1" draw:layer="layout" svg:x1="9.7cm" svg:y1="12.9cm" svg:x2="13cm" svg:y2="13.7cm">
          <text:p/>
        </draw:line>
        <draw:frame draw:style-name="gr2" draw:text-style-name="P3" draw:layer="layout" svg:width="4.1cm" svg:height="1.275cm" svg:x="6.3cm" svg:y="11.6cm">
          <draw:text-box>
            <text:p text:style-name="P2"><text:span text:style-name="T1">Ochrobactrum</text:span></text:p>
            <text:p text:style-name="P2"><text:span text:style-name="T1"/></text:p>
          </draw:text-box>
        </draw:frame>
        <draw:line draw:style-name="gr3" draw:text-style-name="P1" draw:layer="layout" svg:x1="9.6cm" svg:y1="12.1cm" svg:x2="13.1cm" svg:y2="13.4cm">
          <text:p/>
        </draw:line>
        <draw:frame draw:style-name="gr2" draw:text-style-name="P3" draw:layer="layout" svg:width="4.1cm" svg:height="1.275cm" svg:x="6.3cm" svg:y="10.825cm">
          <draw:text-box>
            <text:p text:style-name="P2"><text:span text:style-name="T1">Brucella</text:span></text:p>
            <text:p text:style-name="P2"><text:span text:style-name="T1"/></text:p>
          </draw:text-box>
        </draw:frame>
        <draw:line draw:style-name="gr3" draw:text-style-name="P1" draw:layer="layout" svg:x1="8.3cm" svg:y1="11.3cm" svg:x2="15.3cm" svg:y2="12.6cm">
          <text:p/>
        </draw:line>
        <draw:frame draw:style-name="gr2" draw:text-style-name="P3" draw:layer="layout" svg:width="4.1cm" svg:height="0.763cm" svg:x="5.8cm" svg:y="15.3cm">
          <draw:text-box>
            <text:p text:style-name="P2"><text:span text:style-name="T1">Photobacterium</text:span></text:p>
          </draw:text-box>
        </draw:frame>
        <draw:line draw:style-name="gr3" draw:text-style-name="P1" draw:layer="layout" svg:x1="9.5cm" svg:y1="15.6cm" svg:x2="14.7cm" svg:y2="15.6cm">
          <text:p/>
        </draw:line>
        <draw:frame draw:style-name="gr2" draw:text-style-name="P3" draw:layer="layout" svg:width="4.1cm" svg:height="1.275cm" svg:x="6.3cm" svg:y="10.1cm">
          <draw:text-box>
            <text:p text:style-name="P2"><text:span text:style-name="T1">Sinorhizobium</text:span></text:p>
            <text:p text:style-name="P2"><text:span text:style-name="T1"/></text:p>
          </draw:text-box>
        </draw:frame>
        <draw:line draw:style-name="gr3" draw:text-style-name="P1" draw:layer="layout" svg:x1="9.6cm" svg:y1="10.6cm" svg:x2="14.3cm" svg:y2="12cm">
          <text:p/>
        </draw:line>
        <draw:frame draw:style-name="gr4" draw:text-style-name="P3" draw:layer="layout" svg:width="4.1cm" svg:height="1.275cm" svg:x="14.1cm" svg:y="17.925cm">
          <draw:text-box>
            <text:p text:style-name="P2"><text:span text:style-name="T1">Sinorhizobium*</text:span></text:p>
            <text:p text:style-name="P2"><text:span text:style-name="T1"/></text:p>
          </draw:text-box>
        </draw:frame>
        <draw:line draw:style-name="gr3" draw:text-style-name="P1" draw:layer="layout" svg:x1="17cm" svg:y1="17.7cm" svg:x2="16.4cm" svg:y2="14cm">
          <text:p/>
        </draw:line>
        <draw:frame draw:style-name="gr2" draw:text-style-name="P3" draw:layer="layout" svg:width="4.1cm" svg:height="1.275cm" svg:x="6.3cm" svg:y="9.3cm">
          <draw:text-box>
            <text:p text:style-name="P2"><text:span text:style-name="T1">Rhodobacter</text:span></text:p>
            <text:p text:style-name="P2"><text:span text:style-name="T1"/></text:p>
          </draw:text-box>
        </draw:frame>
        <draw:line draw:style-name="gr3" draw:text-style-name="P1" draw:layer="layout" svg:x1="9.4cm" svg:y1="9.7cm" svg:x2="15.8cm" svg:y2="12cm">
          <text:p/>
        </draw:line>
        <draw:frame draw:style-name="gr2" draw:text-style-name="P3" draw:layer="layout" svg:width="4.1cm" svg:height="1.275cm" svg:x="13.1cm" svg:y="8.425cm">
          <draw:text-box>
            <text:p text:style-name="P2"><text:span text:style-name="T1">Sphaerobacter</text:span></text:p>
            <text:p text:style-name="P2"><text:span text:style-name="T1"/></text:p>
          </draw:text-box>
        </draw:frame>
        <draw:line draw:style-name="gr3" draw:text-style-name="P1" draw:layer="layout" svg:x1="15.8cm" svg:y1="9.2cm" svg:x2="16.2cm" svg:y2="11.3cm">
          <text:p/>
        </draw:line>
        <draw:frame draw:style-name="gr4" draw:text-style-name="P3" draw:layer="layout" svg:width="4.1cm" svg:height="1.275cm" svg:x="14cm" svg:y="17.325cm">
          <draw:text-box>
            <text:p text:style-name="P2"><text:span text:style-name="T1">Variovorax</text:span></text:p>
            <text:p text:style-name="P2"><text:span text:style-name="T1"/></text:p>
          </draw:text-box>
        </draw:frame>
        <draw:line draw:style-name="gr3" draw:text-style-name="P1" draw:layer="layout" svg:x1="16.2cm" svg:y1="17.4cm" svg:x2="16.2cm" svg:y2="14.3cm">
          <text:p/>
        </draw:line>
        <draw:frame draw:style-name="gr2" draw:text-style-name="P3" draw:layer="layout" svg:width="4.1cm" svg:height="0.763cm" svg:x="5.9cm" svg:y="14.6cm">
          <draw:text-box>
            <text:p text:style-name="P2"><text:span text:style-name="T1">Paracoccus</text:span></text:p>
          </draw:text-box>
        </draw:frame>
        <draw:line draw:style-name="gr3" draw:text-style-name="P1" draw:layer="layout" svg:x1="8.8cm" svg:y1="15cm" svg:x2="15.2cm" svg:y2="13.4cm">
          <text:p/>
        </draw:line>
        <draw:custom-shape draw:style-name="gr5" draw:text-style-name="P1" draw:layer="layout" svg:width="1.6cm" svg:height="2cm" svg:x="16.4cm" svg:y="11.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07T12:43:32</meta:creation-date>
    <dc:date>2014-07-30T17:38:00</dc:date>
    <meta:editing-duration>PT2H27M47S</meta:editing-duration>
    <meta:editing-cycles>6</meta:editing-cycles>
    <meta:generator>LibreOffice/3.5$Linux_X86_64 LibreOffice_project/350m1$Build-2</meta:generator>
    <meta:document-statistic meta:object-count="31"/>
  </office:meta>
</office:document-meta>
</file>